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Text_20_body">
      <style:paragraph-properties fo:break-before="page"/>
    </style:style>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t;span class="titre1"&gt;Milo Dalla Strada&lt;/span&gt;<text:line-break/><text:line-break/><text:line-break/>&lt;div class="presentation_pass" style="background-image: url(http://img15.hostingpics.net/pics/498473passdaenar.png);"&gt;<text:line-break/>&lt;span class="titre_pres_pass"&gt;Passeport&lt;/span&gt;<text:line-break/>&lt;br/&gt;<text:line-break/>[b]Nom :[/b] Estrada<text:line-break/>[b]Prénom :[/b] Milo<text:line-break/>[b]Surnom :[/b] Tête de pioche<text:line-break/>[b]Sexe :[/b] Masculin<text:line-break/>[b]Âge :[/b] 14 ans<text:line-break/>[b]Métier :[/b] Appartient à un gang de voleurs des rues<text:line-break/>[b]Communauté :[/b] Daënastre - [REGION] à laquelle votre personnage est affilié - (+ [GUILDE] officielle éventuelle)<text:line-break/>[b]Lieu de naissance :[/b] /<text:line-break/>&lt;/div&gt;<text:line-break/><text:line-break/>&lt;div class="presentation_apt"&gt;<text:line-break/>&lt;span class="titre_pres_pass"&gt;Aptitudes &amp; possessions&lt;/span&gt;<text:line-break/>[list][*][b]Armes et habiletés :[/b] <text:line-break/>[*][b]Familiers/montures :[/b] Sa sœur<text:line-break/>[*][b]Autres possessions :[/b] Des lunettes de protection (à moins que ce ne soient des lunettes d’aviateur. On n’a jamais trop su).[/list]<text:line-break/>&lt;/div&gt;<text:line-break/><text:line-break/>&lt;div class="presentation"&gt;<text:line-break/>&lt;span class="titre_pres"&gt;Profil psychologique&lt;/span&gt;Milo est un garçon… particulier. D’aucuns lui prêtent un syndrome autistique léger –à tort ou à raison, la lumière n’a pas encore été faite à ce sujet. Il est indéniable que l’adolescent en présente une majorité de symptômes. En apparence à l’opposé de sa jumelle, il est d’un tempérament extrêmement calme, réservé à la frontière de l’asociabilité. </text:p>
      <text:p text:style-name="Text_20_body">En effet, rares sont les élus à être parvenus à l’intéresser au point de lui arracher une conversation de plus de quelques phrases. Encore plus rares ceux qui l’ont vu quitter son expression flegmatique pour se mettre en colère. Milo a constamment l’air absent. Comme si vous ne l’intéressiez pas –ce qui n’est pas tout à fait faux, soit-dit en passant- ou que ses pensées étaient ailleurs. Ce trait de caractère a une tendance assez prononcée à agacer ses infortunés interlocuteurs, tant et si bien que ceux qui le connaissent depuis un certain temps déjà ont pour la plupart d’entre eux abandonné l’idée d’essayer de converser avec lui. Ce désintérêt généralisé s’accompagne assez naturellement d’une attitude calme et réservée. Le blondin semble à même de garder son sang-froid en toute circonstance, conservant un masque inexpressif et indéchiffrable sur le visage. Une seule personne au monde paraît capable d’interpréter -et de s’énerver après- cette absence apparente d’émotions.</text:p>
      <text:p text:style-name="Text_20_body">Il existe cependant bel et bien des sujets capables de réveiller -voire de déchainer- l’amorphe adolescent. Ils sont au nombre de deux.</text:p>
      <text:p text:style-name="Text_20_body">D’une part, Milo est animé d’une véritable passion pour la technologie sous toutes ses formes. Les engrenages, les câbles ou encore l’énergie magilithique sont autant d’aspects qui le font frissonner d’excitation. Et cela tombe plutôt bien car il est plutôt doué en la matière. Extrêmement ingénieux, le garçon pourra vous bidouiller une bricole avec trois fois rien en un temps record. Il est à noter d’ailleurs que cette ingéniosité ne se limite pas qu’à la technologie. Milo est un garçon somme toute très intelligent et dans d’autres circonstances il aurait sans aucun doute pu devenir un brillant inventeur ou ingénieur. Du fait de sa timidité naturelle, l’adolescent ne fait que rarement des <text:soft-page-break/>démonstrations de ses capacités intellectuelles, et sa sœur est bien souvent la seule à pouvoir profiter des traits d’esprit pourtant particulièrement spirituels et bien souvent d’un sarcasme mordant dont il peut faire preuve. En attendant, donnez-lui des pièces détachées rouillées récupérées de n’importe quel engin de mauvaise facture et il sera comme un poisson dans l’eau -excellent moyen, en sus, de se débarrasser de lui pendant des heures.</text:p>
      <text:p text:style-name="Text_20_body">Le deuxième -et incontestablement le plus important de tous- sujet à faire battre le cœur de notre garçon est bien évidemment sa sœur jumelle. Si en apparence les deux jumeaux ont une relation de conflit permanant,  dès que l’on creuse un peu on se rend compte qu’il n’en est rien. Bien sûr, ils se taquinent beaucoup et bien des aspects de la personnalité de Mitch agacent Milo au plus haut point. Mais ils ont aussi ce lien si particulier qu’ont parfois les jumeaux, cette connexion que rien ne pourra jamais briser. Le frangin et sa frangine se comprennent parfois sans même avoir besoin de parler et sont capable de dire à pratiquement chaque instant ce que l’autre ressent. Et pourtant, ils sont si différents qu’ils semblent ne pas pouvoir rester dans la même pièce plus de dix minutes sans avoir envie de s’étriper. Mais que cette idée ou celle de blesser Mitch vienne à l’esprit de quelqu’un d’autre que lui et le quelqu’un d’autre en question intégrera le cercle très fermé des personnes ayant vu Milo sortir de ses gonds.</text:p>
      <text:p text:style-name="Text_20_body">Malgré son côté absent et désintéressé, ce dernier n’en est pas moins une personne globalement joyeuse et ayant indéniablement un fond gentil. Son enfance et sa situation actuelle, accentuées par la relation très (trop ?) étroite qu’il entretient avec sa jumelle, l’ont cependant amené à se forger une notion du bien et du mal profondément biaisée. Malgré une apparente faiblesse et une forte dépendance à sa sœur, le garçon a appris à ses dépens la signification du mot « survie ». Aujourd’hui, il fera tout pour qu’ils puissent continuer à vivre ensemble et, s’il ne cherchera pas à nuire à autrui gratuitement, il n’hésitera pas à le faire par nécessité ou si un danger plane sur Mitch. <text:span text:style-name="T1">&lt;/div&gt;<text:line-break/><text:line-break/>&lt;div class="presentation"&gt;<text:line-break/>&lt;span class="titre_pres"&gt;Physiologie&lt;/span&gt;</text:span></text:p>
      <text:p text:style-name="Text_20_body">Il est en ce monde des personnages charismatiques, dont la prestance et le charme naturels en font des leaders nés. Ils sont capables de captiver les foules et leur simple présence suffit à enhardir le plus couard des hommes. Milo ne fait pas partie de ces gens.</text:p>
      <text:p text:style-name="Text_20_body">Bien au contraire, le garçon possède un physique en accord total avec sa personnalité : d’une discrétion à toute épreuve. Il a le genre de silhouette qui passe inaperçue, qu’on oublie rapidement et qui paradoxalement vous rappellera forcément quelqu’un. N’importe qui, en fait. Du haut de son mètre cinquante-cinq et de ses cinquante kilos tout mouillé, Milo a une carrure parfaitement typique de l’adolescent dont la croissance n’est pas encore tout à fait terminée –qui dans son cas a même un peu de retard, ce qui lui vaut notamment d’être dépassé de quelques centimètres par sa sœur, qui se fait un malin plaisir de le lui rappeler quasi quotidiennement. </text:p>
      <text:p text:style-name="Text_20_body">Ayant toujours délaissé les activités physiques en faveur des activités cérébrales et n’ayant pas forcément eu le luxe de manger à sa faim chaque jour de son enfance, Milo n’est pas vraiment ce qu’on pourrait appeler une « armoire à glace ». Il a un corps presque rachitique, accentuant encore un peu son manque de prestance. Pour ne rien arranger, l’adolescent commence déjà à avoir les épaules voûtées à force de temps passé penché sur son atelier à bidouiller.</text:p>
      <text:p text:style-name="Text_20_body">Pour le reste, Milo reste relativement agréable à l’œil. Un visage étrangement façonné, au sein duquel se mêlent un air enfantin, presque angélique, et des traits durcis par une vie de galères l’ayant forcé à grandir trop vite. C’est un paradoxe omniprésent chez notre bandit des rues ; comme s’il luttait en permanence entre d’un côté sa bonté et sa gentillesse naïves et de l’autre la ruse et la loi de la rue qu’il a été obligé d’assimiler pour survivre. Et ce paradoxe se retrouve dans beaucoup d’aspects de son physique. On peut par exemple mentionner le vague sourire un peu absent et perdu pratiquement toujours accroché à ses lèvres qui vous ferait lui donner le bon Dieu sans confession. Ou alors l’étincelle de malice qui trône toujours dans le fond de son regard ambré si on sait y <text:soft-page-break/>regarder.</text:p>
      <text:p text:style-name="Text_20_body">Dans l’ensemble, Milo ne fait pas vraiment attention à son apparence -comme on aurait pu s’en douter. Ses cheveux blancs mi longs sont systématiquement en pagaille sans qu’il n’y apporte le moindre soin –et, si ce n’était pour Lex qui les lui coupe une fois de temps en temps quand elle n’en peut plus de le voir ainsi coiffé comme un as de pique, qui sait dans quel état sa chevelure serait à ce jour… Il en va bien évidemment de même pour son accoutrement. Ce n’est pas comme si les jumeaux Estrada avaient de toute façon eu le luxe d’avoir une garde-robe particulièrement fournie, mais même dans ces conditions le garçon apporte une attention ridiculement faible à sa manière de s’habiller. Il passe sa vie vêtu de guenilles et de haillons et s’en balance royalement.</text:p>
      <text:p text:style-name="Text_20_body">&lt;/div&gt;</text:p>
      <text:p text:style-name="Text_20_body">&lt;fieldset class="biographie"&gt;<text:line-break/>&lt;legend style="font-size:25px; color:#ccae50; font-family: Cinzel; text-shadow: 0 0 5px;"&gt;Biographie&lt;/legend&gt;<text:line-break/>&lt;p style="font-style: italic; font-family: Raleway, sans-serif;<text:line-break/>text-align: justify;"&gt;Ils ne pouvaient pas se plaindre. Bien sûr, ils ne faisaient pas partie des familles les plus aisées du continent, mais les Estrada ne manquaient de rien. Alors qu'il rentrait d'un pas leste au domicile familiale, une poignée de breloques troquées sur le marché un peu plus tôt au marché sous le bras, les pensées de Milo étaient comme à son habitude absorbées par ce qu'il allait pouvoir bricoler une fois rentré. Son trop jeune âge lui épargnait ce genre de considérations. Le garçon ne se posait pas ce genre de questions. Certes, il aurait aimé pouvoir s'offrir plus de matériel pour ses bricolages, mais ce n'était pas la misère pour autant.</text:p>
      <text:p text:style-name="Text_20_body"/>
      <text:p text:style-name="Text_20_body">Et il avait Lex. Si les caractères des deux jumeaux étaient diamétralement opposés, il n'en restait pas moins qu'ils jouissaient d'une complicité et d'une connexion incontestables. Sa sœur le comprenait mieux que quiconque et même si elle avait le don de l'agacer par moment, Milo savait qu'elle serait toujours là pour lui comme il le serait pour elle. Sa mère, quant à elle, lui procurait la douceur et la chaleur que Lex était incapable de montrer à son égard. Leur relation était beaucoup moins fusionnelle, mais également moins conflictuelle. L'affection sincère qu'elle avait pour son fils suffisait amplement à combler le vide laissé par un père distant et trop souvent absent. En parlant du loup, quelle ne fut pas la surprise de Milo lorsqu'il vit Jahrl s'avancer dans sa direction au beau milieu de la rue. L'enfant marqua une pause, une expression de profonde incompréhension ancrée sur le visage. </text:p>
      <text:p text:style-name="Text_20_body">-Qu'est-ce que tu fais là ?</text:p>
      <text:p text:style-name="Text_20_body">Sa voix ne trahissait aucun émotion. Le caractère apathique de Milo, que certains assimilaient à une forme d'autisme, transparaissait à son paroxysme dans la relation qu'il avait avec son père. Ils n'avaient jamais été proches, et malgré son très jeune âge il était déjà évident qu'ils ne se comprenaient pas, et qu'ils ne se comprendraient jamais. Milo était trop [i]particulier[/i] et Jahrl trop peu investi -ou intéressé- pour faire l'effort d'intégrer son monde. Les traits du receleur portaient la même neutralité, tirant cependant quant à eux vers un ennui profond.</text:p>
      <text:p text:style-name="Text_20_body">-Je viens te ramener de l'école.</text:p>
      <text:p text:style-name="Text_20_body">-Ah. Tu es en retard alors.</text:p>
      <text:p text:style-name="Text_20_body">Jahrl ne répondit rien. Devoir s'occuper de son fils était déjà suffisamment pénible pour qu'il ne se fatigue en plus à débattre avec lui. Le trajet se passa dans un silence de mort, ni l'un ni l'autre des garçons Estrada n'ayant quoi que ce soit à dire à l'autre. Le chef de famille avançait d'un pas vif, visiblement pressé d'arriver à leur domicile, comme pour se débarrasser au plus vite de sa corvée pour pouvoir reprendre ses activités louches. Mais lorsqu'ils arrivèrent sur le pas de porte de la maison, ils se figèrent de stupeur. L'entrée avait été forcée et la porte défoncée pendait misérablement au dernier gond qui la retenait. Derrière l'embrasement, sur le carrelage de l'entrée, <text:soft-page-break/>une mare de liquide rouge. Milo se précipita à l'intérieur, un Jahrl beaucoup plus prudent avançant avec précaution à sa suite. Le cri d'horreur resta coincé dans la gorge du blondin, comme rendu muet par le spectacle qui s'offrait à lui. Sous ses yeux épouvantés et sa bouche grande ouverte gisait le corps sans vie de sa mère, baignant dans son propre sang.</text:p>
      <text:p text:style-name="Text_20_body">Le corps tremblant, incapable du moindre geste, Milo ne pouvait détacher son regard du cadavre. Son visage avait pris un aspect si inexpressif qu'il en faisait presque peur. Il paraissait absent. Éteint. <text:s/>Comme si son esprit s'était volontairement déconnecté de la réalité pour le protéger de ce qu'il voyait. D'un pragmatisme à faire froid dans le dos, Jahrl entreprit de faire le tour d'une maison sens dessus dessous, cherchant probablement à faire l'inventaire de ce qu'il manquait. Après quelques dizaines de secondes ainsi inerte, presque inanimé, Milo sembla reprendre ses esprits, la flamme au fond de ses yeux se ravivant.</text:p>
      <text:p text:style-name="Text_20_body">-Lex. Où est Lex ?!</text:p>
      <text:p text:style-name="Text_20_body">La question était plus ou moins rhétorique. Il n'y avait pas des masses de possibilités. Si elle était dans la maison... et vivante -Il ne put réprimer un frisson à cette pensée- elle ne pouvait se trouver qu'à un seul endroit. Milo se mit à courir, avalant les marches menant à l'étage quatre à quatre, avant de se précipiter dans une chambre. Pourvu qu'elle y soit. Sa cachette préférée, dont seuls les jumeaux connaissaient l'existence. Le garçon se hissa sur un tabouret qu'il avait attrapé au passage et jeta un regard au dessus de l'armoire dans le coin de la pièce, son cœur ayant comme cessé de battre. Un profond soupir de soulagement s'arracha de sa poitrine lorsqu'il vit la forme familière de sa sœur, cachée comme prévu dans un minuscule interstice.</text:p>
      <text:p text:style-name="Text_20_body">Il comprit instantanément qu'elle était dans un état encore pire que le sien. Non pas physiquement -son corps, outre les habituels bleus auxquels plus personne ne prêtait plus attention, semblant relativement intact- mais mentalement. Lex était agitée de terribles tremblements et était recroquevillée dans un coin, chose inédite de la part de la petite fille d'ordinaire si éclatante. Agissant par pur instinct, Milo prit sa sœur dans ses bras et la serra contre lui pendant de longues secondes, après quoi il l'interrogea du regard. Les mots étaient superflus. L'incroyable connexion qui les liait leur permettait de s'en passer. Le garçon savait qu'elle le comprendrait. Pourtant, Lex ne répondit rien. L'interrogation se fit supplique, toujours muette, mais ne reçut pour seule réponse que le silence le plus lourd. Finalement, Lex détourna même le regard, et le cœur de Milo rata un nouveau battement.</text:p>
      <text:p text:style-name="Text_20_body">Leur étreinte fut interrompue par l'arrivée de Jahrl qui, toujours aussi froid, les fit tous deux descendre de leurs perchoirs sans un mot avant d'emporter Lex sans ménagement dans une autre pièce dont il prit soin de fermer la porte, laissant un Milo pantois au milieu de la chambre. Des voix étouffées se mirent à vibrer à travers le mur. S'il l'avait voulu, il aurait sans doute pu écouter la conversation. Mais il n'essaya même pas. </text:p>
      <text:p text:style-name="Text_20_body">Les jours qui suivraient verraient des larmes couler en quantité et la douleur de cette terrible perte faire son cruel office. Mais pour l'heure, Milo semblait trop secoué pour réagir convenablement. Pour réagir tout court. Une expression indéchiffrable s'était à nouveau emparé de son faciès, et il resta ainsi sans bouger, atone, indolent, pendant une éternité.</text:p>
      <text:p text:style-name="P3">Milo posa son sac sur ce qui allait apparemment être son lit pour les années à venir. Son regard se perdit à observer sa nouvelle chambre. Comme souvent, l'expression sur son visage était plus ou moins indéchiffrable. L'orphelinat, hein ? Le garçon ne savait pas trop quoi penser de cette nouvelle vie.</text:p>
      <text:p text:style-name="P3"/>
      <text:p text:style-name="Text_20_body">&lt;/p&gt;<text:line-break/>&lt;/fieldset&gt;<text:line-break/><text:line-break/>&lt;div class="presentation_irl"&gt;<text:line-break/>&lt;span class="titre_pres_pass"&gt;Dans la vraie vie ?&lt;/span&gt;<text:line-break/>&lt;br/&gt;<text:line-break/>[b]Quel âge avez-vous ? [/b] 24 et 2 ans<text:line-break/>[b]Comment avez-vous découvert le forum ?[/b] J’ai créé internet <text:line-break/>[b]La création de votre fiche a-t-elle été fastidieuse ?[/b] Toujours <text:line-break/>[b]Avez-vous des suggestions pour rendre la validation plus facile ?[/b] /<text:line-break/>[b]Code du règlement :[/b] /<text:line-break/>&lt;/div&gt;</text:p>
      <text:p text:style-name="Standard"/>
      <text:p text:style-name="Standard"/>
      <text:p text:style-name="P1">Lex. L’enfant imprudente et insolente, la jumelle au tempérament insupportable et au caractère bien trempé. Elle grandit avec cette idée persistante qu’elle avait « volé la témérité de son frère dans le ventre de sa mère ». Une intenable boule d’énergie qui ne s’épanchait de rien. Elle ne dormait pas la nuit, et pas plus le jour, courait à en renverser les étables, bousculait les foules, escaladait des façades improbables, grimpait au sommet de tous les arbres et de toutes les toitures, rentrait à la maison couverte de bleus à n’en plus savoir s’ils provenaient de chutes ou de bagarres. </text:p>
      <text:p text:style-name="Standard"/>
      <text:p text:style-name="Standard">Madora et Jahrl avaient fait face à cette grossesse imprévue avec une implication bien inégale. Non contente d’être imprévue, celle-ci avait eu le toupet de les surprendre doublement. Le ventre bombé avait donné naissance non pas à un mais deux enfants, et la deuxième arrivée était qui plus est impossible à canaliser. Le père relégua bien vite leur éducation à sa moitié, mais aussi aimante fut-elle, Madora était débordée par ce raz-de-marée d’impromptu. Si le gène criminel existait, Alexys en avait vraisemblablement hérité. Jahrl était un receleur, mais ne s’était jamais aventuré à lui transmettre ses vices aussi jeune. Et pourtant, elle volait aussi souvent qu’elle inspirait, s’engageait volontairement dans les conflits, et mentait avec plus d’assiduité que les enfants de son âge ne jouaient à la marelle. </text:p>
      <text:p text:style-name="Standard"/>
      <text:p text:style-name="Standard">« Jahrl, je t’en supplie, sois plus discret ! Elle a encore essayé de voler des bijoux au marché, j’ai presque honte de sortir le jour. Que penseront nos voisins lorsqu’ils se rendront compte que nous éduquons notre fille comme une voleuse ? - Ils penseront c’qu’ils voudront, j’fais bien mon beurre sur les vols des autres, hein, ils seront pas trop loin de la réalité. - Jahrl, je plaisante pas. Je veux que nos deux enfants deviennent d’honnêtes citoyens. - D’honnêtes citoyens, pfeh. Et quel bien ça leur fera hein ? De toute façon Lex’ n’a pas mis les pieds dans le garage, et je me garde bien de lui expliquer ce que je fais de mes journées. - Mais c’est impossible qu’elle ait des idées pareilles spontanément ! Tu l’encourages bien d’une manière ! J’ai beau la gronder, elle revient toujours avec la montre d’untel, la tomate de machin, parfois elle vole ses camarades de classe ! - Ecoute, Mado’, j’ai rien à voir là-d’dans. J’voulais pas d’enfants, et j’ai autre chose à faire que leur apprendre quoi que ce soit. » </text:p>
      <text:p text:style-name="Standard"/>
      <text:p text:style-name="Standard">Il faudrait pour cela qu’il ait eu une once d’instinct paternel et quelque chose d’utile à leur apprendre, mais Jahrl était un raté, un mauvais garçon de naissance qui s’appropriait les cœurs de minettes en mal d’aventures, et qui le regrettaient de tout leur cœur plus tard. Seulement, avec les enfants dans l’équation, Madora était à court d’options. Elle ferait au mieux pour mener ses jumeaux qu’elle chérissait tant vers le droit chemin, bien que sa douceur ne fût jamais à la hauteur de la terreur à laquelle elle avait donné naissance malgré elle. </text:p>
      <text:p text:style-name="Standard"/>
      <text:p text:style-name="Standard">« Alexys, c’est la dernière fois, c’est bien clair ? C’est la troisième fois cette semaine que l’institutrice se plaint de ton attitude ! Tu vas me rendre folle, qu’est-ce qu’il faut faire pour que tu tiennes en place ? </text:p>
      <text:list xml:id="list8443539439670275688" text:style-name="L1">
        <text:list-item>
          <text:p text:style-name="P2">… - Tu m’écoutes quand je te parle ? - Oui. - Et tu n’as rien à me dire ? - C’est la faute à Heka. - Comment ? - C’est SA FAUTE ! Elle a dit à Milo que c’était un minus. - Lex’, ta relation avec ton frère est un trésor, mais tu ne peux pas en venir là parce qu’elle… insulte Milo… Tu sais qu’on ne vole pas… - … ce qui appartient à autrui. - Et la violence… - … ne résout aucun problème. - Si tu connais ces phrases par cœur, pourquoi tu continues ? - Parce qu’elle le méritait, maman ! - Tu me fatigues. Va dans ta chambre, je veux plus te voir. »</text:p>
        </text:list-item>
        <text:list-item>
          <text:p text:style-name="P2"/>
        </text:list-item>
      </text:list>
      <text:p text:style-name="Standard">Ne soyez pas trop prompt à juger l’impatience de Madora ; pour élever sa fille elle avait fait preuve d’une formidable persévérance, et cette dernière ne payait sur aucun plan. A huit ans seulement, Lex’ avait déjà plus de répondant qu’un pirate, de fièvre guerrière qu’un Zagashien, et de crimes à son actif que son pauvre père. Face à une telle ferveur, une mère gentille et attentionnée était impuissante. Attristée, elle redescendit jusqu’au garage pour demander à Jahrl d’aller, une fois n’est pas coutume, chercher Milo à l’école, pendant qu’elle s’occupait du repas du soir. Elle avait dû <text:soft-page-break/>interrompre ses préparations culinaires pour aller récupérer sa teigne de fille au beau milieu de l’après-midi après qu’elle ait donné du poing et du pied à une jeune fillette de son âge, menant à son renvoi temporaire. Son mari souffla beaucoup, d’agacement et d’exaspération, autant parce qu’on l’interrompait dans son travail que parce qu’il ignorait bien quoi raconter à Milo sur le chemin du retour. Néanmoins, il s’exécuta, quittant son garage à contrecœur, et s’engagea dans la ruelle qu’ils habitaient. Quelques secondes plus tard, Alexys se faisait la malle par la même porte, et empruntait la direction opposée.</text:p>
      <text:p text:style-name="Standard"/>
      <text:p text:style-name="Standard">Par esprit de contradiction peut-être, elle avait décidé de voler, quelque chose d’une valeur inégalée si possible ! A quelques rues de là, son regard d’enfant fut attiré par une pierre brillante, qu’elle confondit avec un rubis. On ne pouvait lui en tenir rigueur, par ailleurs. La pierre brillait de mille feux, elle brillait de magie. Elle ne resta qu’un instant à vue d’œil avant de disparaître dans la poche d’un homme aussi massif que taciturne. Elle aurait dû le craindre, éviter de croiser sa route ou son regard, mais elle n’avait pas développé l’intuition vitale pour différencier le bien du mal, l’inquiétant du rassurant. Elle décida de le filer, attendant le moment propice pour s’emparer de la précieuse magilithe. Sa main se faufila dans la poche et se saisit de la pierre, mais elle faisait à l’époque une bien piètre voleuse. Au moment de ressortir de la poche, un compagnon du maraud capta son mouvement, et tenta de l’attraper. Elle y laissa sa veste, et prit ses jambes à son cou. Elle aurait dû avoir le bon sens de rendre sa possession au gang qu’elle avait irrité, voire même la jeter par terre pour qu’ils la retrouvent en la coursant, mais elle s’agrippa à son délit comme à une peluche de l’enfance, soit avec l’énergie du désespoir et un acharnement inexplicable.</text:p>
      <text:p text:style-name="Standard"/>
      <text:p text:style-name="Standard">Heureusement pour elle, la jeune fille profitait de la densité des passants pour échapper à ses poursuivants et compenser ses petites jambes, mais ils ne la perdirent jamais de vue. En désespoir de cause, elle rejoignit le seul endroit qui représentait pour elle la sécurité : sa propre maison. Elle préférait risquer les sermons de sa mère, que se faire attraper ! Elle s’engouffra par la porte d’entrée un peu miteuse, et fit au mieux pour la verrouiller, pantelante. Madora, alertée par le bruit, accourut dans le salon, les sourcils froncés. Elle pressentait les ennuis à venir ; elle avait développé ce flair depuis que Lex’ partageait sa vie. </text:p>
      <text:p text:style-name="Standard"/>
      <text:p text:style-name="Standard">« Alexys, qu’as-tu… - Rien, je… je prenais… l’air. - Montre-moi tes mains ! ... Non, les deux, en [i]même temps[/i]. »</text:p>
      <text:p text:style-name="Standard"/>
      <text:p text:style-name="Standard">Résignée, Alexys ouvrit sa deuxième menotte sur la pierre iridescente. Sa mère la lui confisqua avec colère, prit le temps de la déposer sur la table du salon avant de lui coller la rouste de sa vie. Jamais elle n’avait porté la main sur elle, mais ce jour-là la fureur la submergeait et la noyait dans les abysses les plus irascibles de son âme tranquille. Au même instant, on tambourina avec violence à la porte de fortune. Ils avaient joué au loup, et elle avait perdu. </text:p>
      <text:p text:style-name="Standard"/>
      <text:p text:style-name="Standard">Madora lui enjoignit de courir à l’étage, et se retourna vers l’entrée au moment où l’on défonçait la porte. Un homme braquait un fusil dans sa direction, et il n’hésita qu’une demi-seconde avant de lui tirer dans la poitrine. Ses deux compagnons fouillèrent le salon à la recherche de la gamine ou d’autres membres de sa famille, tandis que leur meneur se dirigeait vers la pierre dérobée pour la glisser dans la poche qu’elle n’aurait jamais dû quitter en premier lieu. Elle valait une petite fortune à elle seule, et il était hors de question que la plèbe se permette de leur subtiliser quoi que ce soit ! Par pur esprit de revanche, ils cherchèrent la « petite garce », qui s’était perchée au sommet d’une armoire. L’enfant s’était en effet aplatie dans un interstice si étroit entre le plafond et le sommet du meuble qu’on aurait presque pu douter qu’elle pût être contenue dans un si petit espace ! Les trois rustres n’y songèrent même pas… ! Bénédiction des architectes, ou malédiction d’une vie, ils abandonnèrent la traque pour éviter de tomber nez à nez avec la milice laissant une Alexys bien vivante dans leur sillage, rongée par les remords, dévorée par les regrets.</text:p>
      <text:p text:style-name="Standard"/>
      <text:p text:style-name="Standard"><text:soft-page-break/>Etant donné le quartier mal famé où il résidait, il était peu probable que les autorités ne débarquent avant Jahrl et Milo. Ils rentrèrent tous deux de l’école quelques minutes plus tard, et la maison qu’ils trouvèrent à la place de leur domicile était défigurée, fouillée à la va-vite, malmenée, et pire que tout, arpentée par la faucheuse, jonchée par un cadavre. C’est Milo qui trouva sa sœur en premier, mais elle ne pouvait le regarder dans les yeux, terrassée par la culpabilité et le deuil. En cet instant, elle aurait préféré mourir qu’affronter son regard. En cet instant, elle pleurait toutes les larmes de son corps et son cœur, à en sombrer dans la folie, à remplir des fleuves salés et irriguer des déserts. Jahrl la tira de son perchoir, et la prit à part pour qu’elle relate l’ampleur du désastre. Elle parla avec honnêteté, pas avec bravoure car elle s’en trouvait bien dépourvue en cet instant, mais avec la sincérité qu’oblige un traumatisme. Son père lui répondit en ces termes, dans un murmure insupportablement audible : </text:p>
      <text:p text:style-name="Standard"/>
      <text:p text:style-name="Standard">« Tu l’as tuée... Tu as détruit cette famille. Tu n’as plus de mère, plus de père, et lorsque tu expliqueras ça à Milo, tu n’auras plus de frè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14:43:38.72</meta:creation-date>
    <dc:date>2018-08-19T23:47:59.68</dc:date>
    <meta:editing-duration>PT6H11M7S</meta:editing-duration>
    <meta:editing-cycles>321</meta:editing-cycles>
    <meta:generator>OpenOffice/4.1.1$Win32 OpenOffice.org_project/411m6$Build-9775</meta:generator>
    <dc:creator>Théo </dc:creator>
    <meta:document-statistic meta:table-count="0" meta:image-count="0" meta:object-count="0" meta:page-count="9" meta:paragraph-count="41" meta:word-count="4233" meta:character-count="25511"/>
  </office:meta>
</office:document-meta>
</file>